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8c8b" officeooo:paragraph-rsid="00128c8b"/>
    </style:style>
    <style:style style:name="P2" style:family="paragraph" style:parent-style-name="Standard">
      <style:text-properties officeooo:rsid="001350b3" officeooo:paragraph-rsid="001350b3"/>
    </style:style>
    <style:style style:name="P3" style:family="paragraph" style:parent-style-name="Standard">
      <style:text-properties officeooo:rsid="0014f99e" officeooo:paragraph-rsid="0014f99e"/>
    </style:style>
    <style:style style:name="T1" style:family="text">
      <style:text-properties officeooo:rsid="00110e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Тестовое задание <text:span text:style-name="T1">JS</text:span></text:p>
      <text:p text:style-name="Standard"/>
      <text:p text:style-name="P1">Необходимо создать простенькое single-page приложение из 4х страниц. При этом использовать архитектурный паттерн MVC/MVVM как удобно.</text:p>
      <text:p text:style-name="P1">С фрэймворками можно не заморачиваться а использовать JS в чистом виде.</text:p>
      <text:p text:style-name="P1">Итак нужно реализовать:</text:p>
      <text:p text:style-name="P1">1. Роутер</text:p>
      <text:p text:style-name="P1">2. View</text:p>
      <text:p text:style-name="P1">3. Model</text:p>
      <text:p text:style-name="P1">4. Controller (для MVC)</text:p>
      <text:p text:style-name="P1">5. Шаблонизатор (можно использовать любой существующий, можно придумать простенький свой). Обратите внимание, что хедер футер должен быть переиспользован.</text:p>
      <text:p text:style-name="P3">6. Взаимодействие с сервером (данные берутся из файла friends.json) Простенький ajax (либо любая готовая реализация в MVC/MVVM фрэйворках).</text:p>
      <text:p text:style-name="P1"/>
      <text:p text:style-name="P1">Страницы:</text:p>
      <text:p text:style-name="P2">1. About – текстовая страница с какой-то информацией</text:p>
      <text:p text:style-name="P2">2. Search – страница для поиска друзей. После ввода первых двух букв осуществляем поиск по имени. Выводим результат поиска на страницу.</text:p>
      <text:p text:style-name="P3">3. Friends – просто страница со списком друзей из файла friends.json</text:p>
      <text:p text:style-name="P3">4. Detail – на эту страницу попадаем по клику по имени со страницу поиска или Friends. Содержит все данные о записи.</text:p>
      <text:p text:style-name="P3"/>
      <text:p text:style-name="P3">Допускается использование любых удобных фрэймворков либо же их отсутствие (чистый JS – наиболее интересный вариант).</text:p>
      <text:p text:style-name="P3">На тестовое задание можно выделить от 4х часов до 2х дней.</text:p>
      <text:p text:style-name="P3">Оцениваться будет в осном архитектурное решение и возможность мастабировать проект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9:41:59.802682000</meta:creation-date>
    <dc:date>2016-05-24T14:20:45.741195000</dc:date>
    <meta:editing-duration>PT17H27M9S</meta:editing-duration>
    <meta:editing-cycles>3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18" meta:word-count="172" meta:character-count="1223" meta:non-whitespace-character-count="1064"/>
  </office:meta>
</office:document-meta>
</file>